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Text_20_body">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1">
      <style:paragraph-properties fo:text-align="justify"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d'activité d'Alexei KLENIN</text:p>
      <text:p text:style-name="P1">du 05/05/2014 au 09/05/2014</text:p>
      <text:h text:style-name="P4" text:outline-level="1">Étude de plateforme Vert.x</text:h>
      <text:p text:style-name="P2">Chez Middleware Factory nous cherchons le moyen de changer dynamiquement les vues (HTML) suite aux changements effectué sur le modèle. On cherche un outil qui va réagir aux changement dans le modèle côté serveur et automatiquement modifier la vue dans le navigateur du client. La solution doit fonctionner grâce au principe de la communication synchrone, c'est à dire le serveur doit savoir initier la communication avec le client. Dans le principe de la communication asynchone c'est le client qui intérroge le serveur régulièrement et reçoit les réponses à chaque requête.</text:p>
      <text:p text:style-name="P2">Vert.x c'est un plateforme d'applications légère qui permet de faire des serveurs en utilisant la programmation événementielle. J'ai étudié cette plateforme affin de savoir si elle peut être utilisée pour notre problématique.</text:p>
      <text:p text:style-name="P2">Vert.x réalise le paradigme de la programmation événementiel. C'est à dire, le programme sera défini principalement par ses réactions sur les événements externes. Dans le cas du serveurs ces événements peuvent être : la réception d'une requête HTTP, l'ouverture d'une connexion par un client, la réception du message, etc.</text:p>
      <text:h text:style-name="P3" text:outline-level="2">Procédé</text:h>
      <text:p text:style-name="P2">Pour savoir si Vert.x peut être utilisé dans le but recherché j'ai étudié la documentation. Ensuite j'ai développé une petite application de chat afin d'illustrer son utilisation. Cet application permet de choisir son pseudonyme et puis accéder à la chambre de la discutions afin d'échanger les messages. Cet application est constituée de deux serveurs Http. Le premier écoute sur le port 8080 et renvoie les fichiers statiques (HTML et JS) à la demande. Le second gère les connections TCP sur le port 8090 et s'occupe des communications entre les utilisateurs. Un point important : tous les deux serveurs sont déclarés au sein du même Verticle !</text:p>
      <text:p text:style-name="P2">À la réception d'un message, le serveur utilise le bus partagé EventBus pour renvoyer le message à tous les autres utilisateurs. Ce bus partagé permet de faire la communication client-serveur synchrone. Le client n'a pas à faire de requête pour recevoir ces messages. Le serveur peut faire le push vers le client via la connexion établie.</text:p>
      <text:h text:style-name="P3" text:outline-level="2">Conclusion</text:h>
      <text:p text:style-name="P2">Vert.x est un framework léger et puissant qui permet de créer rapidement une application serveur qui communique de façon synchrone avec le client. Mais cette libraire ne permet pas de faire les interfaces graphiques. Son utilisation seul ne permet pas de changer dynamiquement les vues côté client. La création de librairies Java et Javascript qui communiques entre elles via WebSocket ou SocketJS est indispens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3:54:21</meta:creation-date>
    <dc:date>2014-05-09T17:08:15</dc:date>
    <meta:editing-duration>PT2H1M40S</meta:editing-duration>
    <meta:editing-cycles>42</meta:editing-cycles>
    <meta:generator>LibreOffice/3.5$Linux_X86_64 LibreOffice_project/350m1$Build-2</meta:generator>
    <meta:print-date>2014-05-09T17:08:18</meta:print-date>
    <meta:document-statistic meta:table-count="0" meta:image-count="0" meta:object-count="0" meta:page-count="1" meta:paragraph-count="11" meta:word-count="412" meta:character-count="2630" meta:non-whitespace-character-count="2229"/>
  </office:meta>
</office:document-meta>
</file>